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348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41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ff00"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ccffff" fo:padding="0.071cm"/>
    </style:style>
    <style:style style:name="ce10" style:family="table-cell" style:parent-style-name="Default" style:data-style-name="N0">
      <style:table-cell-properties fo:padding="0.071cm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6e6e6" fo:padding="0.071cm"/>
    </style:style>
    <style:style style:name="ce13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ackground-color="#e6e6e6" fo:padding="0.071cm"/>
    </style:style>
    <style:style style:name="ce16" style:family="table-cell" style:parent-style-name="Default" style:data-style-name="N113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14" table:default-cell-style-name="ce4"/>
        <table:table-column table:style-name="co8" table:number-columns-repeated="4" table:default-cell-style-name="ce4"/>
        <table:table-column table:style-name="co15" table:default-cell-style-name="ce4"/>
        <table:table-column table:style-name="co8" table:number-columns-repeated="237" table:default-cell-style-name="ce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ALIDA DEL script</text:p>
          </table:table-cell>
          <table:covered-table-cell table:number-columns-repeated="6" table:style-name="ce1"/>
          <table:table-cell/>
          <table:table-cell table:style-name="ce7" office:value-type="string" calcext:value-type="string" table:number-columns-spanned="2" table:number-rows-spanned="1">
            <text:p>Algoritmo AG g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Algoritmo AG e</text:p>
          </table:table-cell>
          <table:covered-table-cell table:style-name="ce7"/>
          <table:table-cell/>
          <table:table-cell table:style-name="ce12"/>
          <table:table-cell table:style-name="ce14" office:value-type="string" calcext:value-type="string" table:number-columns-spanned="2" table:number-rows-spanned="1">
            <text:p>Algoritmo AG g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lgoritmo AG e</text:p>
          </table:table-cell>
          <table:covered-table-cell table:style-name="ce14"/>
          <table:table-cell table:number-columns-repeated="1006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AGg</text:p>
          </table:table-cell>
          <table:table-cell table:style-name="ce2" office:value-type="string" calcext:value-type="string">
            <text:p>TiempoAGg</text:p>
          </table:table-cell>
          <table:table-cell table:style-name="ce2" office:value-type="string" calcext:value-type="string">
            <text:p>ValorAGe</text:p>
          </table:table-cell>
          <table:table-cell table:style-name="ce2" office:value-type="string" calcext:value-type="string">
            <text:p>TiempoAGe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8" office:value-type="string" calcext:value-type="string">
            <text:p>Desv</text:p>
          </table:table-cell>
          <table:table-cell table:style-name="ce8" office:value-type="string" calcext:value-type="string">
            <text:p>Tiempo</text:p>
          </table:table-cell>
          <table:table-cell table:style-name="ce8" office:value-type="string" calcext:value-type="string">
            <text:p>Desv</text:p>
          </table:table-cell>
          <table:table-cell table:style-name="ce8" office:value-type="string" calcext:value-type="string">
            <text:p>Tiempo</text:p>
          </table:table-cell>
          <table:table-cell/>
          <table:table-cell table:style-name="ce13" office:value-type="string" calcext:value-type="string">
            <text:p>Fichero</text:p>
          </table:table-cell>
          <table:table-cell table:style-name="ce13" office:value-type="string" calcext:value-type="string">
            <text:p>Desv</text:p>
          </table:table-cell>
          <table:table-cell table:style-name="ce13" office:value-type="string" calcext:value-type="string">
            <text:p>Tiempo</text:p>
          </table:table-cell>
          <table:table-cell table:style-name="ce13" office:value-type="string" calcext:value-type="string">
            <text:p>Desv</text:p>
          </table:table-cell>
          <table:table-cell table:style-name="ce13" office:value-type="string" calcext:value-type="string">
            <text:p>Tiempo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751.230918978908" calcext:value-type="float">
            <text:p>751.230918978908</text:p>
          </table:table-cell>
          <table:table-cell table:style-name="ce5" office:value-type="float" office:value="753.786808219" calcext:value-type="float">
            <text:p>753.786808219</text:p>
          </table:table-cell>
          <table:table-cell table:style-name="ce5" office:value-type="float" office:value="704.942233079938" calcext:value-type="float">
            <text:p>704.942233079938</text:p>
          </table:table-cell>
          <table:table-cell table:style-name="ce5" office:value-type="float" office:value="557.792763984" calcext:value-type="float">
            <text:p>557.792763984</text:p>
          </table:table-cell>
          <table:table-cell table:style-name="ce6" office:value-type="float" office:value="713" calcext:value-type="float">
            <text:p>713</text:p>
          </table:table-cell>
          <table:table-cell/>
          <table:table-cell table:style-name="ce9" table:formula="of:=100*([.C3]-[.G3])/[.G3]" office:value-type="float" office:value="5.36198022144572" calcext:value-type="float">
            <text:p/>
          </table:table-cell>
          <table:table-cell table:style-name="ce9" table:formula="of:=[.D3]" office:value-type="float" office:value="753.786808219" calcext:value-type="float">
            <text:p/>
          </table:table-cell>
          <table:table-cell table:style-name="ce8" table:formula="of:=100*(([.E3]-[.G3])/[.G3])" office:value-type="float" office:value="-1.13012158766648" calcext:value-type="float">
            <text:p/>
          </table:table-cell>
          <table:table-cell table:style-name="ce9" table:formula="of:=[.F3]" office:value-type="float" office:value="557.792763984" calcext:value-type="float">
            <text:p/>
          </table:table-cell>
          <table:table-cell/>
          <table:table-cell table:style-name="ce12" table:formula="of:=[.A3]" office:value-type="string" office:string-value="phub_50_5_1.txt" calcext:value-type="string">
            <text:p>phub_50_5_1.txt</text:p>
          </table:table-cell>
          <table:table-cell table:style-name="ce15" table:formula="of:=AVERAGE([.I3:.I5])" office:value-type="float" office:value="0.151179356886061" calcext:value-type="float">
            <text:p/>
          </table:table-cell>
          <table:table-cell table:style-name="ce16" table:formula="of:=AVERAGE([.J3:.J5])" office:value-type="float" office:value="774.352240463667" calcext:value-type="float">
            <text:p/>
          </table:table-cell>
          <table:table-cell table:style-name="ce15" table:formula="of:=AVERAGE([.K3:.K5])" office:value-type="float" office:value="-15.8727052230856" calcext:value-type="float">
            <text:p/>
          </table:table-cell>
          <table:table-cell table:style-name="ce16" table:formula="of:=AVERAGE([.L3:.L5])" office:value-type="float" office:value="614.8611326873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2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740.657040371871" calcext:value-type="float">
            <text:p>740.657040371871</text:p>
          </table:table-cell>
          <table:table-cell table:style-name="ce5" office:value-type="float" office:value="823.526923355" calcext:value-type="float">
            <text:p>823.526923355</text:p>
          </table:table-cell>
          <table:table-cell table:style-name="ce5" office:value-type="float" office:value="551.239305137221" calcext:value-type="float">
            <text:p>551.239305137221</text:p>
          </table:table-cell>
          <table:table-cell table:style-name="ce5" office:value-type="float" office:value="656.803478637" calcext:value-type="float">
            <text:p>656.803478637</text:p>
          </table:table-cell>
          <table:table-cell table:style-name="ce6" office:value-type="float" office:value="740" calcext:value-type="float">
            <text:p>740</text:p>
          </table:table-cell>
          <table:table-cell/>
          <table:table-cell table:style-name="ce9" table:formula="of:=100*([.C4]-[.G4])/[.G4]" office:value-type="float" office:value="0.0887892394420201" calcext:value-type="float">
            <text:p/>
          </table:table-cell>
          <table:table-cell table:style-name="ce9" table:formula="of:=[.D4]" office:value-type="float" office:value="823.526923355" calcext:value-type="float">
            <text:p/>
          </table:table-cell>
          <table:table-cell table:style-name="ce8" table:formula="of:=100*(([.E4]-[.G4])/[.G4])" office:value-type="float" office:value="-25.5082020084836" calcext:value-type="float">
            <text:p/>
          </table:table-cell>
          <table:table-cell table:style-name="ce9" table:formula="of:=[.F4]" office:value-type="float" office:value="656.803478637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3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713.470792259376" calcext:value-type="float">
            <text:p>713.470792259376</text:p>
          </table:table-cell>
          <table:table-cell table:style-name="ce5" office:value-type="float" office:value="745.742989817" calcext:value-type="float">
            <text:p>745.742989817</text:p>
          </table:table-cell>
          <table:table-cell table:style-name="ce5" office:value-type="float" office:value="593.441761530968" calcext:value-type="float">
            <text:p>593.441761530968</text:p>
          </table:table-cell>
          <table:table-cell table:style-name="ce5" office:value-type="float" office:value="629.987155441" calcext:value-type="float">
            <text:p>629.987155441</text:p>
          </table:table-cell>
          <table:table-cell table:style-name="ce6" office:value-type="float" office:value="751" calcext:value-type="float">
            <text:p>751</text:p>
          </table:table-cell>
          <table:table-cell/>
          <table:table-cell table:style-name="ce9" table:formula="of:=100*([.C5]-[.G5])/[.G5]" office:value-type="float" office:value="-4.99723139022956" calcext:value-type="float">
            <text:p/>
          </table:table-cell>
          <table:table-cell table:style-name="ce9" table:formula="of:=[.D5]" office:value-type="float" office:value="745.742989817" calcext:value-type="float">
            <text:p/>
          </table:table-cell>
          <table:table-cell table:style-name="ce8" table:formula="of:=100*(([.E5]-[.G5])/[.G5])" office:value-type="float" office:value="-20.9797920731068" calcext:value-type="float">
            <text:p/>
          </table:table-cell>
          <table:table-cell table:style-name="ce9" table:formula="of:=[.F5]" office:value-type="float" office:value="629.987155441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4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722.217524039897" calcext:value-type="float">
            <text:p>722.217524039897</text:p>
          </table:table-cell>
          <table:table-cell table:style-name="ce5" office:value-type="float" office:value="820.901949092" calcext:value-type="float">
            <text:p>820.901949092</text:p>
          </table:table-cell>
          <table:table-cell table:style-name="ce5" office:value-type="float" office:value="492.382160115937" calcext:value-type="float">
            <text:p>492.382160115937</text:p>
          </table:table-cell>
          <table:table-cell table:style-name="ce5" office:value-type="float" office:value="564.017239399" calcext:value-type="float">
            <text:p>564.017239399</text:p>
          </table:table-cell>
          <table:table-cell table:style-name="ce6" office:value-type="float" office:value="651" calcext:value-type="float">
            <text:p>651</text:p>
          </table:table-cell>
          <table:table-cell/>
          <table:table-cell table:style-name="ce9" table:formula="of:=100*([.C6]-[.G6])/[.G6]" office:value-type="float" office:value="10.9397118340856" calcext:value-type="float">
            <text:p/>
          </table:table-cell>
          <table:table-cell table:style-name="ce9" table:formula="of:=[.D6]" office:value-type="float" office:value="820.901949092" calcext:value-type="float">
            <text:p/>
          </table:table-cell>
          <table:table-cell table:style-name="ce8" table:formula="of:=100*(([.E6]-[.G6])/[.G6])" office:value-type="float" office:value="-24.3652595828054" calcext:value-type="float">
            <text:p/>
          </table:table-cell>
          <table:table-cell table:style-name="ce9" table:formula="of:=[.F6]" office:value-type="float" office:value="564.017239399" calcext:value-type="float">
            <text:p/>
          </table:table-cell>
          <table:table-cell/>
          <table:table-cell table:style-name="ce12" table:formula="of:=[.A6]" office:value-type="string" office:string-value="phub_50_5_4.txt" calcext:value-type="string">
            <text:p>phub_50_5_4.txt</text:p>
          </table:table-cell>
          <table:table-cell table:style-name="ce15" table:formula="of:=AVERAGE([.I6:.I8])" office:value-type="float" office:value="20.2324475040762" calcext:value-type="float">
            <text:p/>
          </table:table-cell>
          <table:table-cell table:style-name="ce16" table:formula="of:=AVERAGE([.J6:.J8])" office:value-type="float" office:value="786.167803333333" calcext:value-type="float">
            <text:p/>
          </table:table-cell>
          <table:table-cell table:style-name="ce15" table:formula="of:=AVERAGE([.K6:.K8])" office:value-type="float" office:value="-2.92789298548146" calcext:value-type="float">
            <text:p/>
          </table:table-cell>
          <table:table-cell table:style-name="ce16" table:formula="of:=AVERAGE([.L6:.L8])" office:value-type="float" office:value="566.631088102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7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860.556761482524" calcext:value-type="float">
            <text:p>860.556761482524</text:p>
          </table:table-cell>
          <table:table-cell table:style-name="ce5" office:value-type="float" office:value="797.290196711" calcext:value-type="float">
            <text:p>797.290196711</text:p>
          </table:table-cell>
          <table:table-cell table:style-name="ce5" office:value-type="float" office:value="764.867669366872" calcext:value-type="float">
            <text:p>764.867669366872</text:p>
          </table:table-cell>
          <table:table-cell table:style-name="ce5" office:value-type="float" office:value="590.242801678" calcext:value-type="float">
            <text:p>590.242801678</text:p>
          </table:table-cell>
          <table:table-cell table:style-name="ce6" office:value-type="float" office:value="787" calcext:value-type="float">
            <text:p>787</text:p>
          </table:table-cell>
          <table:table-cell/>
          <table:table-cell table:style-name="ce9" table:formula="of:=100*([.C7]-[.G7])/[.G7]" office:value-type="float" office:value="9.34647541074003" calcext:value-type="float">
            <text:p/>
          </table:table-cell>
          <table:table-cell table:style-name="ce9" table:formula="of:=[.D7]" office:value-type="float" office:value="797.290196711" calcext:value-type="float">
            <text:p/>
          </table:table-cell>
          <table:table-cell table:style-name="ce8" table:formula="of:=100*(([.E7]-[.G7])/[.G7])" office:value-type="float" office:value="-2.81224023292605" calcext:value-type="float">
            <text:p/>
          </table:table-cell>
          <table:table-cell table:style-name="ce9" table:formula="of:=[.F7]" office:value-type="float" office:value="590.242801678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5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932.330070975557" calcext:value-type="float">
            <text:p>932.330070975557</text:p>
          </table:table-cell>
          <table:table-cell table:style-name="ce5" office:value-type="float" office:value="740.311264197" calcext:value-type="float">
            <text:p>740.311264197</text:p>
          </table:table-cell>
          <table:table-cell table:style-name="ce5" office:value-type="float" office:value="786.134970505666" calcext:value-type="float">
            <text:p>786.134970505666</text:p>
          </table:table-cell>
          <table:table-cell table:style-name="ce5" office:value-type="float" office:value="545.633223229" calcext:value-type="float">
            <text:p>545.633223229</text:p>
          </table:table-cell>
          <table:table-cell table:style-name="ce6" office:value-type="float" office:value="664" calcext:value-type="float">
            <text:p>664</text:p>
          </table:table-cell>
          <table:table-cell/>
          <table:table-cell table:style-name="ce9" table:formula="of:=100*([.C8]-[.G8])/[.G8]" office:value-type="float" office:value="40.4111552674032" calcext:value-type="float">
            <text:p/>
          </table:table-cell>
          <table:table-cell table:style-name="ce9" table:formula="of:=[.D8]" office:value-type="float" office:value="740.311264197" calcext:value-type="float">
            <text:p/>
          </table:table-cell>
          <table:table-cell table:style-name="ce8" table:formula="of:=100*(([.E8]-[.G8])/[.G8])" office:value-type="float" office:value="18.3938208592871" calcext:value-type="float">
            <text:p/>
          </table:table-cell>
          <table:table-cell table:style-name="ce9" table:formula="of:=[.F8]" office:value-type="float" office:value="545.63322322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6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931.747286332668" calcext:value-type="float">
            <text:p>931.747286332668</text:p>
          </table:table-cell>
          <table:table-cell table:style-name="ce5" office:value-type="float" office:value="749.085714785" calcext:value-type="float">
            <text:p>749.085714785</text:p>
          </table:table-cell>
          <table:table-cell table:style-name="ce5" office:value-type="float" office:value="860.924155540869" calcext:value-type="float">
            <text:p>860.924155540869</text:p>
          </table:table-cell>
          <table:table-cell table:style-name="ce5" office:value-type="float" office:value="547.683189917" calcext:value-type="float">
            <text:p>547.683189917</text:p>
          </table:table-cell>
          <table:table-cell table:style-name="ce6" office:value-type="float" office:value="778" calcext:value-type="float">
            <text:p>778</text:p>
          </table:table-cell>
          <table:table-cell/>
          <table:table-cell table:style-name="ce9" table:formula="of:=100*([.C9]-[.G9])/[.G9]" office:value-type="float" office:value="19.7618619964869" calcext:value-type="float">
            <text:p/>
          </table:table-cell>
          <table:table-cell table:style-name="ce9" table:formula="of:=[.D9]" office:value-type="float" office:value="749.085714785" calcext:value-type="float">
            <text:p/>
          </table:table-cell>
          <table:table-cell table:style-name="ce8" table:formula="of:=100*(([.E9]-[.G9])/[.G9])" office:value-type="float" office:value="10.6586318175924" calcext:value-type="float">
            <text:p/>
          </table:table-cell>
          <table:table-cell table:style-name="ce9" table:formula="of:=[.F9]" office:value-type="float" office:value="547.683189917" calcext:value-type="float">
            <text:p/>
          </table:table-cell>
          <table:table-cell/>
          <table:table-cell table:style-name="ce12" table:formula="of:=[.A9]" office:value-type="string" office:string-value="phub_50_5_6.txt" calcext:value-type="string">
            <text:p>phub_50_5_6.txt</text:p>
          </table:table-cell>
          <table:table-cell table:style-name="ce15" table:formula="of:=AVERAGE([.I9:.I11])" office:value-type="float" office:value="40.9119784162773" calcext:value-type="float">
            <text:p/>
          </table:table-cell>
          <table:table-cell table:style-name="ce16" table:formula="of:=AVERAGE([.J9:.J11])" office:value-type="float" office:value="2672.03697381967" calcext:value-type="float">
            <text:p/>
          </table:table-cell>
          <table:table-cell table:style-name="ce15" table:formula="of:=AVERAGE([.K9:.K11])" office:value-type="float" office:value="16.4457295322774" calcext:value-type="float">
            <text:p/>
          </table:table-cell>
          <table:table-cell table:style-name="ce16" table:formula="of:=AVERAGE([.L9:.L11])" office:value-type="float" office:value="1699.354826962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863.49457266534" calcext:value-type="float">
            <text:p>1863.49457266534</text:p>
          </table:table-cell>
          <table:table-cell table:style-name="ce5" office:value-type="float" office:value="3561.224988332" calcext:value-type="float">
            <text:p>3561.224988332</text:p>
          </table:table-cell>
          <table:table-cell table:style-name="ce5" office:value-type="float" office:value="1337.39401146701" calcext:value-type="float">
            <text:p>1337.39401146701</text:p>
          </table:table-cell>
          <table:table-cell table:style-name="ce5" office:value-type="float" office:value="2271.820640831" calcext:value-type="float">
            <text:p>2271.820640831</text:p>
          </table:table-cell>
          <table:table-cell table:style-name="ce6" office:value-type="float" office:value="1006" calcext:value-type="float">
            <text:p>1006</text:p>
          </table:table-cell>
          <table:table-cell/>
          <table:table-cell table:style-name="ce9" table:formula="of:=100*([.C10]-[.G10])/[.G10]" office:value-type="float" office:value="85.2380290919821" calcext:value-type="float">
            <text:p/>
          </table:table-cell>
          <table:table-cell table:style-name="ce9" table:formula="of:=[.D10]" office:value-type="float" office:value="3561.224988332" calcext:value-type="float">
            <text:p/>
          </table:table-cell>
          <table:table-cell table:style-name="ce8" table:formula="of:=100*(([.E10]-[.G10])/[.G10])" office:value-type="float" office:value="32.9417506428439" calcext:value-type="float">
            <text:p/>
          </table:table-cell>
          <table:table-cell table:style-name="ce9" table:formula="of:=[.F10]" office:value-type="float" office:value="2271.820640831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5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284.50024178956" calcext:value-type="float">
            <text:p>1284.50024178956</text:p>
          </table:table-cell>
          <table:table-cell table:style-name="ce5" office:value-type="float" office:value="3705.800218342" calcext:value-type="float">
            <text:p>3705.800218342</text:p>
          </table:table-cell>
          <table:table-cell table:style-name="ce5" office:value-type="float" office:value="1153.58855494808" calcext:value-type="float">
            <text:p>1153.58855494808</text:p>
          </table:table-cell>
          <table:table-cell table:style-name="ce5" office:value-type="float" office:value="2278.560650139" calcext:value-type="float">
            <text:p>2278.560650139</text:p>
          </table:table-cell>
          <table:table-cell table:style-name="ce6" office:value-type="float" office:value="1091" calcext:value-type="float">
            <text:p>1091</text:p>
          </table:table-cell>
          <table:table-cell/>
          <table:table-cell table:style-name="ce9" table:formula="of:=100*([.C11]-[.G11])/[.G11]" office:value-type="float" office:value="17.736044160363" calcext:value-type="float">
            <text:p/>
          </table:table-cell>
          <table:table-cell table:style-name="ce9" table:formula="of:=[.D11]" office:value-type="float" office:value="3705.800218342" calcext:value-type="float">
            <text:p/>
          </table:table-cell>
          <table:table-cell table:style-name="ce8" table:formula="of:=100*(([.E11]-[.G11])/[.G11])" office:value-type="float" office:value="5.73680613639596" calcext:value-type="float">
            <text:p/>
          </table:table-cell>
          <table:table-cell table:style-name="ce9" table:formula="of:=[.F11]" office:value-type="float" office:value="2278.56065013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6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168.61327807665" calcext:value-type="float">
            <text:p>1168.61327807665</text:p>
          </table:table-cell>
          <table:table-cell table:style-name="ce5" office:value-type="float" office:value="3699.582289866" calcext:value-type="float">
            <text:p>3699.582289866</text:p>
          </table:table-cell>
          <table:table-cell table:style-name="ce5" office:value-type="float" office:value="963.458139024232" calcext:value-type="float">
            <text:p>963.458139024232</text:p>
          </table:table-cell>
          <table:table-cell table:style-name="ce5" office:value-type="float" office:value="2243.707684738" calcext:value-type="float">
            <text:p>2243.707684738</text:p>
          </table:table-cell>
          <table:table-cell table:style-name="ce6" office:value-type="float" office:value="954" calcext:value-type="float">
            <text:p>954</text:p>
          </table:table-cell>
          <table:table-cell/>
          <table:table-cell table:style-name="ce9" table:formula="of:=100*([.C12]-[.G12])/[.G12]" office:value-type="float" office:value="22.4961507417872" calcext:value-type="float">
            <text:p/>
          </table:table-cell>
          <table:table-cell table:style-name="ce9" table:formula="of:=[.D12]" office:value-type="float" office:value="3699.582289866" calcext:value-type="float">
            <text:p/>
          </table:table-cell>
          <table:table-cell table:style-name="ce8" table:formula="of:=100*(([.E12]-[.G12])/[.G12])" office:value-type="float" office:value="0.991419184929976" calcext:value-type="float">
            <text:p/>
          </table:table-cell>
          <table:table-cell table:style-name="ce9" table:formula="of:=[.F12]" office:value-type="float" office:value="2243.707684738" calcext:value-type="float">
            <text:p/>
          </table:table-cell>
          <table:table-cell/>
          <table:table-cell table:style-name="ce12" table:formula="of:=[.A12]" office:value-type="string" office:string-value="phub_100_10_6.txt" calcext:value-type="string">
            <text:p>phub_100_10_6.txt</text:p>
          </table:table-cell>
          <table:table-cell table:style-name="ce15" table:formula="of:=AVERAGE([.I12:.I14])" office:value-type="float" office:value="39.78913051386" calcext:value-type="float">
            <text:p/>
          </table:table-cell>
          <table:table-cell table:style-name="ce16" table:formula="of:=AVERAGE([.J12:.J14])" office:value-type="float" office:value="3688.82271080533" calcext:value-type="float">
            <text:p/>
          </table:table-cell>
          <table:table-cell table:style-name="ce15" table:formula="of:=AVERAGE([.K12:.K14])" office:value-type="float" office:value="8.57587301255005" calcext:value-type="float">
            <text:p/>
          </table:table-cell>
          <table:table-cell table:style-name="ce16" table:formula="of:=AVERAGE([.L12:.L14])" office:value-type="float" office:value="2253.758279307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3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495.21947473252" calcext:value-type="float">
            <text:p>1495.21947473252</text:p>
          </table:table-cell>
          <table:table-cell table:style-name="ce5" office:value-type="float" office:value="3683.923310492" calcext:value-type="float">
            <text:p>3683.923310492</text:p>
          </table:table-cell>
          <table:table-cell table:style-name="ce5" office:value-type="float" office:value="1148.0450429402" calcext:value-type="float">
            <text:p>1148.0450429402</text:p>
          </table:table-cell>
          <table:table-cell table:style-name="ce5" office:value-type="float" office:value="2274.882204739" calcext:value-type="float">
            <text:p>2274.882204739</text:p>
          </table:table-cell>
          <table:table-cell table:style-name="ce6" office:value-type="float" office:value="1026" calcext:value-type="float">
            <text:p>1026</text:p>
          </table:table-cell>
          <table:table-cell/>
          <table:table-cell table:style-name="ce9" table:formula="of:=100*([.C13]-[.G13])/[.G13]" office:value-type="float" office:value="45.7328922741248" calcext:value-type="float">
            <text:p/>
          </table:table-cell>
          <table:table-cell table:style-name="ce9" table:formula="of:=[.D13]" office:value-type="float" office:value="3683.923310492" calcext:value-type="float">
            <text:p/>
          </table:table-cell>
          <table:table-cell table:style-name="ce8" table:formula="of:=100*(([.E13]-[.G13])/[.G13])" office:value-type="float" office:value="11.8952283567446" calcext:value-type="float">
            <text:p/>
          </table:table-cell>
          <table:table-cell table:style-name="ce9" table:formula="of:=[.F13]" office:value-type="float" office:value="2274.88220473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4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484.17858252206" calcext:value-type="float">
            <text:p>1484.17858252206</text:p>
          </table:table-cell>
          <table:table-cell table:style-name="ce5" office:value-type="float" office:value="3682.962532058" calcext:value-type="float">
            <text:p>3682.962532058</text:p>
          </table:table-cell>
          <table:table-cell table:style-name="ce5" office:value-type="float" office:value="1108.09834009048" calcext:value-type="float">
            <text:p>1108.09834009048</text:p>
          </table:table-cell>
          <table:table-cell table:style-name="ce5" office:value-type="float" office:value="2242.684948445" calcext:value-type="float">
            <text:p>2242.684948445</text:p>
          </table:table-cell>
          <table:table-cell table:style-name="ce6" office:value-type="float" office:value="982" calcext:value-type="float">
            <text:p>982</text:p>
          </table:table-cell>
          <table:table-cell/>
          <table:table-cell table:style-name="ce9" table:formula="of:=100*([.C14]-[.G14])/[.G14]" office:value-type="float" office:value="51.138348525668" calcext:value-type="float">
            <text:p/>
          </table:table-cell>
          <table:table-cell table:style-name="ce9" table:formula="of:=[.D14]" office:value-type="float" office:value="3682.962532058" calcext:value-type="float">
            <text:p/>
          </table:table-cell>
          <table:table-cell table:style-name="ce8" table:formula="of:=100*(([.E14]-[.G14])/[.G14])" office:value-type="float" office:value="12.8409714959756" calcext:value-type="float">
            <text:p/>
          </table:table-cell>
          <table:table-cell table:style-name="ce9" table:formula="of:=[.F14]" office:value-type="float" office:value="2242.684948445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2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515.85574900146" calcext:value-type="float">
            <text:p>1515.85574900146</text:p>
          </table:table-cell>
          <table:table-cell table:style-name="ce5" office:value-type="float" office:value="3945.296896709" calcext:value-type="float">
            <text:p>3945.296896709</text:p>
          </table:table-cell>
          <table:table-cell table:style-name="ce5" office:value-type="float" office:value="1386.36475265158" calcext:value-type="float">
            <text:p>1386.36475265158</text:p>
          </table:table-cell>
          <table:table-cell table:style-name="ce5" office:value-type="float" office:value="2228.394545989" calcext:value-type="float">
            <text:p>2228.394545989</text:p>
          </table:table-cell>
          <table:table-cell table:style-name="ce6" office:value-type="float" office:value="966" calcext:value-type="float">
            <text:p>966</text:p>
          </table:table-cell>
          <table:table-cell/>
          <table:table-cell table:style-name="ce9" table:formula="of:=100*([.C15]-[.G15])/[.G15]" office:value-type="float" office:value="56.9208849897992" calcext:value-type="float">
            <text:p/>
          </table:table-cell>
          <table:table-cell table:style-name="ce9" table:formula="of:=[.D15]" office:value-type="float" office:value="3945.296896709" calcext:value-type="float">
            <text:p/>
          </table:table-cell>
          <table:table-cell table:style-name="ce8" table:formula="of:=100*(([.E15]-[.G15])/[.G15])" office:value-type="float" office:value="43.5160199432277" calcext:value-type="float">
            <text:p/>
          </table:table-cell>
          <table:table-cell table:style-name="ce9" table:formula="of:=[.F15]" office:value-type="float" office:value="2228.394545989" calcext:value-type="float">
            <text:p/>
          </table:table-cell>
          <table:table-cell/>
          <table:table-cell table:style-name="ce12" table:formula="of:=[.A15]" office:value-type="string" office:string-value="phub_100_10_2.txt" calcext:value-type="string">
            <text:p>phub_100_10_2.txt</text:p>
          </table:table-cell>
          <table:table-cell table:style-name="ce15" table:formula="of:=AVERAGE([.I15:.I17])" office:value-type="float" office:value="23.1469083821797" calcext:value-type="float">
            <text:p/>
          </table:table-cell>
          <table:table-cell table:style-name="ce16" table:formula="of:=AVERAGE([.J15:.J17])" office:value-type="float" office:value="2863.886512975" calcext:value-type="float">
            <text:p/>
          </table:table-cell>
          <table:table-cell table:style-name="ce15" table:formula="of:=AVERAGE([.K15:.K17])" office:value-type="float" office:value="-2.82127153174456" calcext:value-type="float">
            <text:p/>
          </table:table-cell>
          <table:table-cell table:style-name="ce16" table:formula="of:=AVERAGE([.L15:.L17])" office:value-type="float" office:value="1679.15772061667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8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580.316324504152" calcext:value-type="float">
            <text:p>580.316324504152</text:p>
          </table:table-cell>
          <table:table-cell table:style-name="ce5" office:value-type="float" office:value="878.060584272" calcext:value-type="float">
            <text:p>878.060584272</text:p>
          </table:table-cell>
          <table:table-cell table:style-name="ce5" office:value-type="float" office:value="402.565266274655" calcext:value-type="float">
            <text:p>402.565266274655</text:p>
          </table:table-cell>
          <table:table-cell table:style-name="ce5" office:value-type="float" office:value="635.274558039" calcext:value-type="float">
            <text:p>635.274558039</text:p>
          </table:table-cell>
          <table:table-cell table:style-name="ce6" office:value-type="float" office:value="820" calcext:value-type="float">
            <text:p>820</text:p>
          </table:table-cell>
          <table:table-cell/>
          <table:table-cell table:style-name="ce9" table:formula="of:=100*([.C16]-[.G16])/[.G16]" office:value-type="float" office:value="-29.2297165238839" calcext:value-type="float">
            <text:p/>
          </table:table-cell>
          <table:table-cell table:style-name="ce9" table:formula="of:=[.D16]" office:value-type="float" office:value="878.060584272" calcext:value-type="float">
            <text:p/>
          </table:table-cell>
          <table:table-cell table:style-name="ce8" table:formula="of:=100*(([.E16]-[.G16])/[.G16])" office:value-type="float" office:value="-50.9066748445543" calcext:value-type="float">
            <text:p/>
          </table:table-cell>
          <table:table-cell table:style-name="ce9" table:formula="of:=[.F16]" office:value-type="float" office:value="635.27455803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7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465.69041607765" calcext:value-type="float">
            <text:p>1465.69041607765</text:p>
          </table:table-cell>
          <table:table-cell table:style-name="ce5" office:value-type="float" office:value="3768.302057944" calcext:value-type="float">
            <text:p>3768.302057944</text:p>
          </table:table-cell>
          <table:table-cell table:style-name="ce5" office:value-type="float" office:value="1022.903528765" calcext:value-type="float">
            <text:p>1022.903528765</text:p>
          </table:table-cell>
          <table:table-cell table:style-name="ce5" office:value-type="float" office:value="2173.804057822" calcext:value-type="float">
            <text:p>2173.804057822</text:p>
          </table:table-cell>
          <table:table-cell table:style-name="ce6" office:value-type="float" office:value="1034" calcext:value-type="float">
            <text:p>1034</text:p>
          </table:table-cell>
          <table:table-cell/>
          <table:table-cell table:style-name="ce9" table:formula="of:=100*([.C17]-[.G17])/[.G17]" office:value-type="float" office:value="41.7495566806238" calcext:value-type="float">
            <text:p/>
          </table:table-cell>
          <table:table-cell table:style-name="ce9" table:formula="of:=[.D17]" office:value-type="float" office:value="3768.302057944" calcext:value-type="float">
            <text:p/>
          </table:table-cell>
          <table:table-cell table:style-name="ce8" table:formula="of:=100*(([.E17]-[.G17])/[.G17])" office:value-type="float" office:value="-1.07315969390715" calcext:value-type="float">
            <text:p/>
          </table:table-cell>
          <table:table-cell table:style-name="ce9" table:formula="of:=[.F17]" office:value-type="float" office:value="2173.804057822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9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387.9794757619" calcext:value-type="float">
            <text:p>1387.9794757619</text:p>
          </table:table-cell>
          <table:table-cell table:style-name="ce5" office:value-type="float" office:value="3855.802765297" calcext:value-type="float">
            <text:p>3855.802765297</text:p>
          </table:table-cell>
          <table:table-cell table:style-name="ce5" office:value-type="float" office:value="849.049299140194" calcext:value-type="float">
            <text:p>849.049299140194</text:p>
          </table:table-cell>
          <table:table-cell table:style-name="ce5" office:value-type="float" office:value="2194.374727442" calcext:value-type="float">
            <text:p>2194.374727442</text:p>
          </table:table-cell>
          <table:table-cell table:style-name="ce6" office:value-type="float" office:value="1031" calcext:value-type="float">
            <text:p>1031</text:p>
          </table:table-cell>
          <table:table-cell/>
          <table:table-cell table:style-name="ce9" table:formula="of:=100*([.C18]-[.G18])/[.G18]" office:value-type="float" office:value="34.6245854279243" calcext:value-type="float">
            <text:p/>
          </table:table-cell>
          <table:table-cell table:style-name="ce9" table:formula="of:=[.D18]" office:value-type="float" office:value="3855.802765297" calcext:value-type="float">
            <text:p/>
          </table:table-cell>
          <table:table-cell table:style-name="ce8" table:formula="of:=100*(([.E18]-[.G18])/[.G18])" office:value-type="float" office:value="-17.6479826246175" calcext:value-type="float">
            <text:p/>
          </table:table-cell>
          <table:table-cell table:style-name="ce9" table:formula="of:=[.F18]" office:value-type="float" office:value="2194.374727442" calcext:value-type="float">
            <text:p/>
          </table:table-cell>
          <table:table-cell/>
          <table:table-cell table:style-name="ce12" table:formula="of:=[.A18]" office:value-type="string" office:string-value="phub_100_10_9.txt" calcext:value-type="string">
            <text:p>phub_100_10_9.txt</text:p>
          </table:table-cell>
          <table:table-cell table:style-name="ce15" table:formula="of:=AVERAGE([.I18:.I20])" office:value-type="float" office:value="44.8375826631683" calcext:value-type="float">
            <text:p/>
          </table:table-cell>
          <table:table-cell table:style-name="ce16" table:formula="of:=AVERAGE([.J18:.J20])" office:value-type="float" office:value="3838.377833882" calcext:value-type="float">
            <text:p/>
          </table:table-cell>
          <table:table-cell table:style-name="ce15" table:formula="of:=AVERAGE([.K18:.K20])" office:value-type="float" office:value="0.685414638113239" calcext:value-type="float">
            <text:p/>
          </table:table-cell>
          <table:table-cell table:style-name="ce16" table:formula="of:=AVERAGE([.L18:.L20])" office:value-type="float" office:value="2185.04151828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8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704.47190508435" calcext:value-type="float">
            <text:p>1704.47190508435</text:p>
          </table:table-cell>
          <table:table-cell table:style-name="ce5" office:value-type="float" office:value="3757.338162031" calcext:value-type="float">
            <text:p>3757.338162031</text:p>
          </table:table-cell>
          <table:table-cell table:style-name="ce5" office:value-type="float" office:value="1152.25040865489" calcext:value-type="float">
            <text:p>1152.25040865489</text:p>
          </table:table-cell>
          <table:table-cell table:style-name="ce5" office:value-type="float" office:value="2172.933610346" calcext:value-type="float">
            <text:p>2172.933610346</text:p>
          </table:table-cell>
          <table:table-cell table:style-name="ce6" office:value-type="float" office:value="1043" calcext:value-type="float">
            <text:p>1043</text:p>
          </table:table-cell>
          <table:table-cell/>
          <table:table-cell table:style-name="ce9" table:formula="of:=100*([.C19]-[.G19])/[.G19]" office:value-type="float" office:value="63.4201251279338" calcext:value-type="float">
            <text:p/>
          </table:table-cell>
          <table:table-cell table:style-name="ce9" table:formula="of:=[.D19]" office:value-type="float" office:value="3757.338162031" calcext:value-type="float">
            <text:p/>
          </table:table-cell>
          <table:table-cell table:style-name="ce8" table:formula="of:=100*(([.E19]-[.G19])/[.G19])" office:value-type="float" office:value="10.4746317022905" calcext:value-type="float">
            <text:p/>
          </table:table-cell>
          <table:table-cell table:style-name="ce9" table:formula="of:=[.F19]" office:value-type="float" office:value="2172.933610346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0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371.50377620815" calcext:value-type="float">
            <text:p>1371.50377620815</text:p>
          </table:table-cell>
          <table:table-cell table:style-name="ce5" office:value-type="float" office:value="3901.992574318" calcext:value-type="float">
            <text:p>3901.992574318</text:p>
          </table:table-cell>
          <table:table-cell table:style-name="ce5" office:value-type="float" office:value="1097.7574281085" calcext:value-type="float">
            <text:p>1097.7574281085</text:p>
          </table:table-cell>
          <table:table-cell table:style-name="ce5" office:value-type="float" office:value="2187.816217052" calcext:value-type="float">
            <text:p>2187.816217052</text:p>
          </table:table-cell>
          <table:table-cell table:style-name="ce6" office:value-type="float" office:value="1005" calcext:value-type="float">
            <text:p>1005</text:p>
          </table:table-cell>
          <table:table-cell/>
          <table:table-cell table:style-name="ce9" table:formula="of:=100*([.C20]-[.G20])/[.G20]" office:value-type="float" office:value="36.4680374336468" calcext:value-type="float">
            <text:p/>
          </table:table-cell>
          <table:table-cell table:style-name="ce9" table:formula="of:=[.D20]" office:value-type="float" office:value="3901.992574318" calcext:value-type="float">
            <text:p/>
          </table:table-cell>
          <table:table-cell table:style-name="ce8" table:formula="of:=100*(([.E20]-[.G20])/[.G20])" office:value-type="float" office:value="9.22959483666668" calcext:value-type="float">
            <text:p/>
          </table:table-cell>
          <table:table-cell table:style-name="ce9" table:formula="of:=[.F20]" office:value-type="float" office:value="2187.816217052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0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58.546934623493" calcext:value-type="float">
            <text:p>458.546934623493</text:p>
          </table:table-cell>
          <table:table-cell table:style-name="ce5" office:value-type="float" office:value="771.342517571" calcext:value-type="float">
            <text:p>771.342517571</text:p>
          </table:table-cell>
          <table:table-cell table:style-name="ce5" office:value-type="float" office:value="380.805688608118" calcext:value-type="float">
            <text:p>380.805688608118</text:p>
          </table:table-cell>
          <table:table-cell table:style-name="ce5" office:value-type="float" office:value="536.541066118" calcext:value-type="float">
            <text:p>536.541066118</text:p>
          </table:table-cell>
          <table:table-cell table:style-name="ce6" office:value-type="float" office:value="829" calcext:value-type="float">
            <text:p>829</text:p>
          </table:table-cell>
          <table:table-cell/>
          <table:table-cell table:style-name="ce9" table:formula="of:=100*([.C21]-[.G21])/[.G21]" office:value-type="float" office:value="-44.6867388873953" calcext:value-type="float">
            <text:p/>
          </table:table-cell>
          <table:table-cell table:style-name="ce9" table:formula="of:=[.D21]" office:value-type="float" office:value="771.342517571" calcext:value-type="float">
            <text:p/>
          </table:table-cell>
          <table:table-cell table:style-name="ce8" table:formula="of:=100*(([.E21]-[.G21])/[.G21])" office:value-type="float" office:value="-54.0644525201305" calcext:value-type="float">
            <text:p/>
          </table:table-cell>
          <table:table-cell table:style-name="ce9" table:formula="of:=[.F21]" office:value-type="float" office:value="536.541066118" calcext:value-type="float">
            <text:p/>
          </table:table-cell>
          <table:table-cell/>
          <table:table-cell table:style-name="ce12" table:formula="of:=[.A21]" office:value-type="string" office:string-value="phub_50_5_10.txt" calcext:value-type="string">
            <text:p>phub_50_5_10.txt</text:p>
          </table:table-cell>
          <table:table-cell table:style-name="ce15" table:formula="of:=AVERAGE([.I21:.I23])" office:value-type="float" office:value="-18.3842964802637" calcext:value-type="float">
            <text:p/>
          </table:table-cell>
          <table:table-cell table:style-name="ce16" table:formula="of:=AVERAGE([.J21:.J23])" office:value-type="float" office:value="830.743072159333" calcext:value-type="float">
            <text:p/>
          </table:table-cell>
          <table:table-cell table:style-name="ce15" table:formula="of:=AVERAGE([.K21:.K23])" office:value-type="float" office:value="-36.1454163912041" calcext:value-type="float">
            <text:p/>
          </table:table-cell>
          <table:table-cell table:style-name="ce16" table:formula="of:=AVERAGE([.L21:.L23])" office:value-type="float" office:value="599.6288822873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9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80.171090114337" calcext:value-type="float">
            <text:p>480.171090114337</text:p>
          </table:table-cell>
          <table:table-cell table:style-name="ce5" office:value-type="float" office:value="747.303663875" calcext:value-type="float">
            <text:p>747.303663875</text:p>
          </table:table-cell>
          <table:table-cell table:style-name="ce5" office:value-type="float" office:value="363.388507743132" calcext:value-type="float">
            <text:p>363.388507743132</text:p>
          </table:table-cell>
          <table:table-cell table:style-name="ce5" office:value-type="float" office:value="532.243922584" calcext:value-type="float">
            <text:p>532.243922584</text:p>
          </table:table-cell>
          <table:table-cell table:style-name="ce6" office:value-type="float" office:value="715" calcext:value-type="float">
            <text:p>715</text:p>
          </table:table-cell>
          <table:table-cell/>
          <table:table-cell table:style-name="ce9" table:formula="of:=100*([.C22]-[.G22])/[.G22]" office:value-type="float" office:value="-32.843204179813" calcext:value-type="float">
            <text:p/>
          </table:table-cell>
          <table:table-cell table:style-name="ce9" table:formula="of:=[.D22]" office:value-type="float" office:value="747.303663875" calcext:value-type="float">
            <text:p/>
          </table:table-cell>
          <table:table-cell table:style-name="ce8" table:formula="of:=100*(([.E22]-[.G22])/[.G22])" office:value-type="float" office:value="-49.176432483478" calcext:value-type="float">
            <text:p/>
          </table:table-cell>
          <table:table-cell table:style-name="ce9" table:formula="of:=[.F22]" office:value-type="float" office:value="532.243922584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872.548392356355" calcext:value-type="float">
            <text:p>872.548392356355</text:p>
          </table:table-cell>
          <table:table-cell table:style-name="ce5" office:value-type="float" office:value="973.583035032" calcext:value-type="float">
            <text:p>973.583035032</text:p>
          </table:table-cell>
          <table:table-cell table:style-name="ce5" office:value-type="float" office:value="675.957053467873" calcext:value-type="float">
            <text:p>675.957053467873</text:p>
          </table:table-cell>
          <table:table-cell table:style-name="ce5" office:value-type="float" office:value="730.10165816" calcext:value-type="float">
            <text:p>730.10165816</text:p>
          </table:table-cell>
          <table:table-cell table:style-name="ce5" office:value-type="float" office:value="713" calcext:value-type="float">
            <text:p>713</text:p>
          </table:table-cell>
          <table:table-cell/>
          <table:table-cell table:style-name="ce9" table:formula="of:=100*([.C23]-[.G23])/[.G23]" office:value-type="float" office:value="22.3770536264172" calcext:value-type="float">
            <text:p/>
          </table:table-cell>
          <table:table-cell table:style-name="ce9" table:formula="of:=[.D23]" office:value-type="float" office:value="973.583035032" calcext:value-type="float">
            <text:p/>
          </table:table-cell>
          <table:table-cell table:style-name="ce8" table:formula="of:=100*(([.E23]-[.G23])/[.G23])" office:value-type="float" office:value="-5.19536417000373" calcext:value-type="float">
            <text:p/>
          </table:table-cell>
          <table:table-cell table:style-name="ce9" table:formula="of:=[.F23]" office:value-type="float" office:value="730.10165816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4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658.019894839129" calcext:value-type="float">
            <text:p>658.019894839129</text:p>
          </table:table-cell>
          <table:table-cell table:style-name="ce5" office:value-type="float" office:value="937.293704492" calcext:value-type="float">
            <text:p>937.293704492</text:p>
          </table:table-cell>
          <table:table-cell table:style-name="ce5" office:value-type="float" office:value="514.973033108736" calcext:value-type="float">
            <text:p>514.973033108736</text:p>
          </table:table-cell>
          <table:table-cell table:style-name="ce5" office:value-type="float" office:value="698.860772236" calcext:value-type="float">
            <text:p>698.860772236</text:p>
          </table:table-cell>
          <table:table-cell table:style-name="ce5" office:value-type="float" office:value="651" calcext:value-type="float">
            <text:p>651</text:p>
          </table:table-cell>
          <table:table-cell/>
          <table:table-cell table:style-name="ce9" table:formula="of:=100*([.C24]-[.G24])/[.G24]" office:value-type="float" office:value="1.0783248600813" calcext:value-type="float">
            <text:p/>
          </table:table-cell>
          <table:table-cell table:style-name="ce9" table:formula="of:=[.D24]" office:value-type="float" office:value="937.293704492" calcext:value-type="float">
            <text:p/>
          </table:table-cell>
          <table:table-cell table:style-name="ce8" table:formula="of:=100*(([.E24]-[.G24])/[.G24])" office:value-type="float" office:value="-20.8950793995798" calcext:value-type="float">
            <text:p/>
          </table:table-cell>
          <table:table-cell table:style-name="ce9" table:formula="of:=[.F24]" office:value-type="float" office:value="698.860772236" calcext:value-type="float">
            <text:p/>
          </table:table-cell>
          <table:table-cell/>
          <table:table-cell table:style-name="ce12" table:formula="of:=[.A24]" office:value-type="string" office:string-value="phub_50_5_4.txt" calcext:value-type="string">
            <text:p>phub_50_5_4.txt</text:p>
          </table:table-cell>
          <table:table-cell table:style-name="ce15" table:formula="of:=AVERAGE([.I24:.I26])" office:value-type="float" office:value="10.0055025166179" calcext:value-type="float">
            <text:p/>
          </table:table-cell>
          <table:table-cell table:style-name="ce16" table:formula="of:=AVERAGE([.J24:.J26])" office:value-type="float" office:value="1758.90521760567" calcext:value-type="float">
            <text:p/>
          </table:table-cell>
          <table:table-cell table:style-name="ce15" table:formula="of:=AVERAGE([.K24:.K26])" office:value-type="float" office:value="-13.7199928803467" calcext:value-type="float">
            <text:p/>
          </table:table-cell>
          <table:table-cell table:style-name="ce16" table:formula="of:=AVERAGE([.L24:.L26])" office:value-type="float" office:value="1164.72312471967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617.69271308798" calcext:value-type="float">
            <text:p>1617.69271308798</text:p>
          </table:table-cell>
          <table:table-cell table:style-name="ce5" office:value-type="float" office:value="3583.582244456" calcext:value-type="float">
            <text:p>3583.582244456</text:p>
          </table:table-cell>
          <table:table-cell table:style-name="ce5" office:value-type="float" office:value="1434.54933365916" calcext:value-type="float">
            <text:p>1434.54933365916</text:p>
          </table:table-cell>
          <table:table-cell table:style-name="ce5" office:value-type="float" office:value="2264.908290913" calcext:value-type="float">
            <text:p>2264.908290913</text:p>
          </table:table-cell>
          <table:table-cell table:style-name="ce5" office:value-type="float" office:value="1006" calcext:value-type="float">
            <text:p>1006</text:p>
          </table:table-cell>
          <table:table-cell/>
          <table:table-cell table:style-name="ce9" table:formula="of:=100*([.C25]-[.G25])/[.G25]" office:value-type="float" office:value="60.8044446409528" calcext:value-type="float">
            <text:p/>
          </table:table-cell>
          <table:table-cell table:style-name="ce9" table:formula="of:=[.D25]" office:value-type="float" office:value="3583.582244456" calcext:value-type="float">
            <text:p/>
          </table:table-cell>
          <table:table-cell table:style-name="ce8" table:formula="of:=100*(([.E25]-[.G25])/[.G25])" office:value-type="float" office:value="42.599337341865" calcext:value-type="float">
            <text:p/>
          </table:table-cell>
          <table:table-cell table:style-name="ce9" table:formula="of:=[.F25]" office:value-type="float" office:value="2264.908290913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8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558.69665200032" calcext:value-type="float">
            <text:p>558.69665200032</text:p>
          </table:table-cell>
          <table:table-cell table:style-name="ce5" office:value-type="float" office:value="755.839703869" calcext:value-type="float">
            <text:p>755.839703869</text:p>
          </table:table-cell>
          <table:table-cell table:style-name="ce5" office:value-type="float" office:value="304.513260016733" calcext:value-type="float">
            <text:p>304.513260016733</text:p>
          </table:table-cell>
          <table:table-cell table:style-name="ce5" office:value-type="float" office:value="530.40031101" calcext:value-type="float">
            <text:p>530.40031101</text:p>
          </table:table-cell>
          <table:table-cell table:style-name="ce5" office:value-type="float" office:value="820" calcext:value-type="float">
            <text:p>820</text:p>
          </table:table-cell>
          <table:table-cell/>
          <table:table-cell table:style-name="ce9" table:formula="of:=100*([.C26]-[.G26])/[.G26]" office:value-type="float" office:value="-31.8662619511805" calcext:value-type="float">
            <text:p/>
          </table:table-cell>
          <table:table-cell table:style-name="ce9" table:formula="of:=[.D26]" office:value-type="float" office:value="755.839703869" calcext:value-type="float">
            <text:p/>
          </table:table-cell>
          <table:table-cell table:style-name="ce8" table:formula="of:=100*(([.E26]-[.G26])/[.G26])" office:value-type="float" office:value="-62.8642365833252" calcext:value-type="float">
            <text:p/>
          </table:table-cell>
          <table:table-cell table:style-name="ce9" table:formula="of:=[.F26]" office:value-type="float" office:value="530.40031101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7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92.072703328292" calcext:value-type="float">
            <text:p>492.072703328292</text:p>
          </table:table-cell>
          <table:table-cell table:style-name="ce5" office:value-type="float" office:value="746.912700844" calcext:value-type="float">
            <text:p>746.912700844</text:p>
          </table:table-cell>
          <table:table-cell table:style-name="ce5" office:value-type="float" office:value="316.149361555352" calcext:value-type="float">
            <text:p>316.149361555352</text:p>
          </table:table-cell>
          <table:table-cell table:style-name="ce5" office:value-type="float" office:value="530.497056306" calcext:value-type="float">
            <text:p>530.497056306</text:p>
          </table:table-cell>
          <table:table-cell table:style-name="ce5" office:value-type="float" office:value="787" calcext:value-type="float">
            <text:p>787</text:p>
          </table:table-cell>
          <table:table-cell/>
          <table:table-cell table:style-name="ce9" table:formula="of:=100*([.C27]-[.G27])/[.G27]" office:value-type="float" office:value="-37.4748788655284" calcext:value-type="float">
            <text:p/>
          </table:table-cell>
          <table:table-cell table:style-name="ce9" table:formula="of:=[.D27]" office:value-type="float" office:value="746.912700844" calcext:value-type="float">
            <text:p/>
          </table:table-cell>
          <table:table-cell table:style-name="ce8" table:formula="of:=100*(([.E27]-[.G27])/[.G27])" office:value-type="float" office:value="-59.8285436397266" calcext:value-type="float">
            <text:p/>
          </table:table-cell>
          <table:table-cell table:style-name="ce9" table:formula="of:=[.F27]" office:value-type="float" office:value="530.497056306" calcext:value-type="float">
            <text:p/>
          </table:table-cell>
          <table:table-cell/>
          <table:table-cell table:style-name="ce12" table:formula="of:=[.A27]" office:value-type="string" office:string-value="phub_50_5_7.txt" calcext:value-type="string">
            <text:p>phub_50_5_7.txt</text:p>
          </table:table-cell>
          <table:table-cell table:style-name="ce15" table:formula="of:=AVERAGE([.I27:.I29])" office:value-type="float" office:value="-23.4514073337624" calcext:value-type="float">
            <text:p/>
          </table:table-cell>
          <table:table-cell table:style-name="ce16" table:formula="of:=AVERAGE([.J27:.J29])" office:value-type="float" office:value="740.854739111333" calcext:value-type="float">
            <text:p/>
          </table:table-cell>
          <table:table-cell table:style-name="ce15" table:formula="of:=AVERAGE([.K27:.K29])" office:value-type="float" office:value="-39.6952562898774" calcext:value-type="float">
            <text:p/>
          </table:table-cell>
          <table:table-cell table:style-name="ce16" table:formula="of:=AVERAGE([.L27:.L29])" office:value-type="float" office:value="530.6880027883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5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78.652601058703" calcext:value-type="float">
            <text:p>478.652601058703</text:p>
          </table:table-cell>
          <table:table-cell table:style-name="ce5" office:value-type="float" office:value="749.157902322" calcext:value-type="float">
            <text:p>749.157902322</text:p>
          </table:table-cell>
          <table:table-cell table:style-name="ce5" office:value-type="float" office:value="418.707762945737" calcext:value-type="float">
            <text:p>418.707762945737</text:p>
          </table:table-cell>
          <table:table-cell table:style-name="ce5" office:value-type="float" office:value="533.937861705" calcext:value-type="float">
            <text:p>533.937861705</text:p>
          </table:table-cell>
          <table:table-cell table:style-name="ce5" office:value-type="float" office:value="664" calcext:value-type="float">
            <text:p>664</text:p>
          </table:table-cell>
          <table:table-cell/>
          <table:table-cell table:style-name="ce9" table:formula="of:=100*([.C28]-[.G28])/[.G28]" office:value-type="float" office:value="-27.9137649007978" calcext:value-type="float">
            <text:p/>
          </table:table-cell>
          <table:table-cell table:style-name="ce9" table:formula="of:=[.D28]" office:value-type="float" office:value="749.157902322" calcext:value-type="float">
            <text:p/>
          </table:table-cell>
          <table:table-cell table:style-name="ce8" table:formula="of:=100*(([.E28]-[.G28])/[.G28])" office:value-type="float" office:value="-36.9416019660035" calcext:value-type="float">
            <text:p/>
          </table:table-cell>
          <table:table-cell table:style-name="ce9" table:formula="of:=[.F28]" office:value-type="float" office:value="533.937861705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2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703.254721061289" calcext:value-type="float">
            <text:p>703.254721061289</text:p>
          </table:table-cell>
          <table:table-cell table:style-name="ce5" office:value-type="float" office:value="726.493614168" calcext:value-type="float">
            <text:p>726.493614168</text:p>
          </table:table-cell>
          <table:table-cell table:style-name="ce5" office:value-type="float" office:value="574.864387847125" calcext:value-type="float">
            <text:p>574.864387847125</text:p>
          </table:table-cell>
          <table:table-cell table:style-name="ce5" office:value-type="float" office:value="527.629090354" calcext:value-type="float">
            <text:p>527.629090354</text:p>
          </table:table-cell>
          <table:table-cell table:style-name="ce5" office:value-type="float" office:value="740" calcext:value-type="float">
            <text:p>740</text:p>
          </table:table-cell>
          <table:table-cell/>
          <table:table-cell table:style-name="ce9" table:formula="of:=100*([.C29]-[.G29])/[.G29]" office:value-type="float" office:value="-4.96557823496091" calcext:value-type="float">
            <text:p/>
          </table:table-cell>
          <table:table-cell table:style-name="ce9" table:formula="of:=[.D29]" office:value-type="float" office:value="726.493614168" calcext:value-type="float">
            <text:p/>
          </table:table-cell>
          <table:table-cell table:style-name="ce8" table:formula="of:=100*(([.E29]-[.G29])/[.G29])" office:value-type="float" office:value="-22.3156232639021" calcext:value-type="float">
            <text:p/>
          </table:table-cell>
          <table:table-cell table:style-name="ce9" table:formula="of:=[.F29]" office:value-type="float" office:value="527.629090354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3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809.345144762048" calcext:value-type="float">
            <text:p>809.345144762048</text:p>
          </table:table-cell>
          <table:table-cell table:style-name="ce5" office:value-type="float" office:value="719.606021977" calcext:value-type="float">
            <text:p>719.606021977</text:p>
          </table:table-cell>
          <table:table-cell table:style-name="ce5" office:value-type="float" office:value="536.371267487399" calcext:value-type="float">
            <text:p>536.371267487399</text:p>
          </table:table-cell>
          <table:table-cell table:style-name="ce5" office:value-type="float" office:value="526.437957379" calcext:value-type="float">
            <text:p>526.437957379</text:p>
          </table:table-cell>
          <table:table-cell table:style-name="ce5" office:value-type="float" office:value="751" calcext:value-type="float">
            <text:p>751</text:p>
          </table:table-cell>
          <table:table-cell/>
          <table:table-cell table:style-name="ce9" table:formula="of:=100*([.C30]-[.G30])/[.G30]" office:value-type="float" office:value="7.7689939763046" calcext:value-type="float">
            <text:p/>
          </table:table-cell>
          <table:table-cell table:style-name="ce9" table:formula="of:=[.D30]" office:value-type="float" office:value="719.606021977" calcext:value-type="float">
            <text:p/>
          </table:table-cell>
          <table:table-cell table:style-name="ce8" table:formula="of:=100*(([.E30]-[.G30])/[.G30])" office:value-type="float" office:value="-28.579058923116" calcext:value-type="float">
            <text:p/>
          </table:table-cell>
          <table:table-cell table:style-name="ce9" table:formula="of:=[.F30]" office:value-type="float" office:value="526.437957379" calcext:value-type="float">
            <text:p/>
          </table:table-cell>
          <table:table-cell/>
          <table:table-cell table:style-name="ce12" table:formula="of:=[.A30]" office:value-type="string" office:string-value="phub_50_5_3.txt" calcext:value-type="string">
            <text:p>phub_50_5_3.txt</text:p>
          </table:table-cell>
          <table:table-cell table:style-name="ce15" table:formula="of:=AVERAGE([.I30:.I32])" office:value-type="float" office:value="-23.6748272670226" calcext:value-type="float">
            <text:p/>
          </table:table-cell>
          <table:table-cell table:style-name="ce16" table:formula="of:=AVERAGE([.J30:.J32])" office:value-type="float" office:value="738.167347478" calcext:value-type="float">
            <text:p/>
          </table:table-cell>
          <table:table-cell table:style-name="ce15" table:formula="of:=AVERAGE([.K30:.K32])" office:value-type="float" office:value="-48.8892645985659" calcext:value-type="float">
            <text:p/>
          </table:table-cell>
          <table:table-cell table:style-name="ce16" table:formula="of:=AVERAGE([.L30:.L32])" office:value-type="float" office:value="528.177106872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6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508.755651812292" calcext:value-type="float">
            <text:p>508.755651812292</text:p>
          </table:table-cell>
          <table:table-cell table:style-name="ce5" office:value-type="float" office:value="742.623608821" calcext:value-type="float">
            <text:p>742.623608821</text:p>
          </table:table-cell>
          <table:table-cell table:style-name="ce5" office:value-type="float" office:value="345.02984612572" calcext:value-type="float">
            <text:p>345.02984612572</text:p>
          </table:table-cell>
          <table:table-cell table:style-name="ce5" office:value-type="float" office:value="525.215143003" calcext:value-type="float">
            <text:p>525.215143003</text:p>
          </table:table-cell>
          <table:table-cell table:style-name="ce5" office:value-type="float" office:value="778" calcext:value-type="float">
            <text:p>778</text:p>
          </table:table-cell>
          <table:table-cell/>
          <table:table-cell table:style-name="ce9" table:formula="of:=100*([.C31]-[.G31])/[.G31]" office:value-type="float" office:value="-34.6072426976489" calcext:value-type="float">
            <text:p/>
          </table:table-cell>
          <table:table-cell table:style-name="ce9" table:formula="of:=[.D31]" office:value-type="float" office:value="742.623608821" calcext:value-type="float">
            <text:p/>
          </table:table-cell>
          <table:table-cell table:style-name="ce8" table:formula="of:=100*(([.E31]-[.G31])/[.G31])" office:value-type="float" office:value="-55.6516907293418" calcext:value-type="float">
            <text:p/>
          </table:table-cell>
          <table:table-cell table:style-name="ce9" table:formula="of:=[.F31]" office:value-type="float" office:value="525.215143003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10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62.696127769092" calcext:value-type="float">
            <text:p>462.696127769092</text:p>
          </table:table-cell>
          <table:table-cell table:style-name="ce5" office:value-type="float" office:value="752.272411636" calcext:value-type="float">
            <text:p>752.272411636</text:p>
          </table:table-cell>
          <table:table-cell table:style-name="ce5" office:value-type="float" office:value="311.396904052542" calcext:value-type="float">
            <text:p>311.396904052542</text:p>
          </table:table-cell>
          <table:table-cell table:style-name="ce5" office:value-type="float" office:value="532.878220234" calcext:value-type="float">
            <text:p>532.878220234</text:p>
          </table:table-cell>
          <table:table-cell table:style-name="ce5" office:value-type="float" office:value="829" calcext:value-type="float">
            <text:p>829</text:p>
          </table:table-cell>
          <table:table-cell/>
          <table:table-cell table:style-name="ce9" table:formula="of:=100*([.C32]-[.G32])/[.G32]" office:value-type="float" office:value="-44.1862330797235" calcext:value-type="float">
            <text:p/>
          </table:table-cell>
          <table:table-cell table:style-name="ce9" table:formula="of:=[.D32]" office:value-type="float" office:value="752.272411636" calcext:value-type="float">
            <text:p/>
          </table:table-cell>
          <table:table-cell table:style-name="ce8" table:formula="of:=100*(([.E32]-[.G32])/[.G32])" office:value-type="float" office:value="-62.4370441432398" calcext:value-type="float">
            <text:p/>
          </table:table-cell>
          <table:table-cell table:style-name="ce9" table:formula="of:=[.F32]" office:value-type="float" office:value="532.878220234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2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575.08378278077" calcext:value-type="float">
            <text:p>1575.08378278077</text:p>
          </table:table-cell>
          <table:table-cell table:style-name="ce5" office:value-type="float" office:value="3615.148517184" calcext:value-type="float">
            <text:p>3615.148517184</text:p>
          </table:table-cell>
          <table:table-cell table:style-name="ce5" office:value-type="float" office:value="1348.86962389202" calcext:value-type="float">
            <text:p>1348.86962389202</text:p>
          </table:table-cell>
          <table:table-cell table:style-name="ce5" office:value-type="float" office:value="2157.119579074" calcext:value-type="float">
            <text:p>2157.119579074</text:p>
          </table:table-cell>
          <table:table-cell table:style-name="ce5" office:value-type="float" office:value="966" calcext:value-type="float">
            <text:p>966</text:p>
          </table:table-cell>
          <table:table-cell/>
          <table:table-cell table:style-name="ce9" table:formula="of:=100*([.C33]-[.G33])/[.G33]" office:value-type="float" office:value="63.0521514265803" calcext:value-type="float">
            <text:p/>
          </table:table-cell>
          <table:table-cell table:style-name="ce9" table:formula="of:=[.D33]" office:value-type="float" office:value="3615.148517184" calcext:value-type="float">
            <text:p/>
          </table:table-cell>
          <table:table-cell table:style-name="ce8" table:formula="of:=100*(([.E33]-[.G33])/[.G33])" office:value-type="float" office:value="39.6345366347843" calcext:value-type="float">
            <text:p/>
          </table:table-cell>
          <table:table-cell table:style-name="ce9" table:formula="of:=[.F33]" office:value-type="float" office:value="2157.119579074" calcext:value-type="float">
            <text:p/>
          </table:table-cell>
          <table:table-cell/>
          <table:table-cell table:style-name="ce12" table:formula="of:=[.A33]" office:value-type="string" office:string-value="phub_100_10_2.txt" calcext:value-type="string">
            <text:p>phub_100_10_2.txt</text:p>
          </table:table-cell>
          <table:table-cell table:style-name="ce15" table:formula="of:=AVERAGE([.I33:.I35])" office:value-type="float" office:value="27.285409279913" calcext:value-type="float">
            <text:p/>
          </table:table-cell>
          <table:table-cell table:style-name="ce16" table:formula="of:=AVERAGE([.J33:.J35])" office:value-type="float" office:value="2701.22380087" calcext:value-type="float">
            <text:p/>
          </table:table-cell>
          <table:table-cell table:style-name="ce15" table:formula="of:=AVERAGE([.K33:.K35])" office:value-type="float" office:value="-2.563704070627" calcext:value-type="float">
            <text:p/>
          </table:table-cell>
          <table:table-cell table:style-name="ce16" table:formula="of:=AVERAGE([.L33:.L35])" office:value-type="float" office:value="1635.058904645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50_5_9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463.983841765798" calcext:value-type="float">
            <text:p>463.983841765798</text:p>
          </table:table-cell>
          <table:table-cell table:style-name="ce5" office:value-type="float" office:value="757.96375617" calcext:value-type="float">
            <text:p>757.96375617</text:p>
          </table:table-cell>
          <table:table-cell table:style-name="ce5" office:value-type="float" office:value="285.179969492918" calcext:value-type="float">
            <text:p>285.179969492918</text:p>
          </table:table-cell>
          <table:table-cell table:style-name="ce5" office:value-type="float" office:value="531.433356427" calcext:value-type="float">
            <text:p>531.433356427</text:p>
          </table:table-cell>
          <table:table-cell table:style-name="ce5" office:value-type="float" office:value="715" calcext:value-type="float">
            <text:p>715</text:p>
          </table:table-cell>
          <table:table-cell/>
          <table:table-cell table:style-name="ce9" table:formula="of:=100*([.C34]-[.G34])/[.G34]" office:value-type="float" office:value="-35.1071549977905" calcext:value-type="float">
            <text:p/>
          </table:table-cell>
          <table:table-cell table:style-name="ce9" table:formula="of:=[.D34]" office:value-type="float" office:value="757.96375617" calcext:value-type="float">
            <text:p/>
          </table:table-cell>
          <table:table-cell table:style-name="ce8" table:formula="of:=100*(([.E34]-[.G34])/[.G34])" office:value-type="float" office:value="-60.11468958141" calcext:value-type="float">
            <text:p/>
          </table:table-cell>
          <table:table-cell table:style-name="ce9" table:formula="of:=[.F34]" office:value-type="float" office:value="531.433356427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3.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579.12923427634" calcext:value-type="float">
            <text:p>1579.12923427634</text:p>
          </table:table-cell>
          <table:table-cell table:style-name="ce5" office:value-type="float" office:value="3730.559129256" calcext:value-type="float">
            <text:p>3730.559129256</text:p>
          </table:table-cell>
          <table:table-cell table:style-name="ce5" office:value-type="float" office:value="1157.21555793848" calcext:value-type="float">
            <text:p>1157.21555793848</text:p>
          </table:table-cell>
          <table:table-cell table:style-name="ce5" office:value-type="float" office:value="2216.623778435" calcext:value-type="float">
            <text:p>2216.623778435</text:p>
          </table:table-cell>
          <table:table-cell table:style-name="ce5" office:value-type="float" office:value="1026" calcext:value-type="float">
            <text:p>1026</text:p>
          </table:table-cell>
          <table:table-cell/>
          <table:table-cell table:style-name="ce9" table:formula="of:=100*([.C35]-[.G35])/[.G35]" office:value-type="float" office:value="53.9112314109493" calcext:value-type="float">
            <text:p/>
          </table:table-cell>
          <table:table-cell table:style-name="ce9" table:formula="of:=[.D35]" office:value-type="float" office:value="3730.559129256" calcext:value-type="float">
            <text:p/>
          </table:table-cell>
          <table:table-cell table:style-name="ce8" table:formula="of:=100*(([.E35]-[.G35])/[.G35])" office:value-type="float" office:value="12.7890407347446" calcext:value-type="float">
            <text:p/>
          </table:table-cell>
          <table:table-cell table:style-name="ce9" table:formula="of:=[.F35]" office:value-type="float" office:value="2216.623778435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4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490.43714794505" calcext:value-type="float">
            <text:p>1490.43714794505</text:p>
          </table:table-cell>
          <table:table-cell table:style-name="ce5" office:value-type="float" office:value="3858.603006547" calcext:value-type="float">
            <text:p>3858.603006547</text:p>
          </table:table-cell>
          <table:table-cell table:style-name="ce5" office:value-type="float" office:value="1033.7573415635" calcext:value-type="float">
            <text:p>1033.7573415635</text:p>
          </table:table-cell>
          <table:table-cell table:style-name="ce5" office:value-type="float" office:value="2181.232794128" calcext:value-type="float">
            <text:p>2181.232794128</text:p>
          </table:table-cell>
          <table:table-cell table:style-name="ce5" office:value-type="float" office:value="982" calcext:value-type="float">
            <text:p>982</text:p>
          </table:table-cell>
          <table:table-cell/>
          <table:table-cell table:style-name="ce9" table:formula="of:=100*([.C36]-[.G36])/[.G36]" office:value-type="float" office:value="51.7756769801476" calcext:value-type="float">
            <text:p/>
          </table:table-cell>
          <table:table-cell table:style-name="ce9" table:formula="of:=[.D36]" office:value-type="float" office:value="3858.603006547" calcext:value-type="float">
            <text:p/>
          </table:table-cell>
          <table:table-cell table:style-name="ce8" table:formula="of:=100*(([.E36]-[.G36])/[.G36])" office:value-type="float" office:value="5.27060504719959" calcext:value-type="float">
            <text:p/>
          </table:table-cell>
          <table:table-cell table:style-name="ce9" table:formula="of:=[.F36]" office:value-type="float" office:value="2181.232794128" calcext:value-type="float">
            <text:p/>
          </table:table-cell>
          <table:table-cell/>
          <table:table-cell table:style-name="ce12" table:formula="of:=[.A36]" office:value-type="string" office:string-value="phub_100_10_4,txt" calcext:value-type="string">
            <text:p>phub_100_10_4,txt</text:p>
          </table:table-cell>
          <table:table-cell table:style-name="ce15" table:formula="of:=AVERAGE([.I36:.I38])" office:value-type="float" office:value="118.542185699518" calcext:value-type="float">
            <text:p/>
          </table:table-cell>
          <table:table-cell table:style-name="ce16" table:formula="of:=AVERAGE([.J36:.J38])" office:value-type="float" office:value="4010.81305776233" calcext:value-type="float">
            <text:p/>
          </table:table-cell>
          <table:table-cell table:style-name="ce15" table:formula="of:=AVERAGE([.K36:.K38])" office:value-type="float" office:value="85.9916090814497" calcext:value-type="float">
            <text:p/>
          </table:table-cell>
          <table:table-cell table:style-name="ce16" table:formula="of:=AVERAGE([.L36:.L38])" office:value-type="float" office:value="2456.13469952933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5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3948.75495868133" calcext:value-type="float">
            <text:p>3948.75495868133</text:p>
          </table:table-cell>
          <table:table-cell table:style-name="ce5" office:value-type="float" office:value="3877.202794476" calcext:value-type="float">
            <text:p>3877.202794476</text:p>
          </table:table-cell>
          <table:table-cell table:style-name="ce5" office:value-type="float" office:value="3815.71898041978" calcext:value-type="float">
            <text:p>3815.71898041978</text:p>
          </table:table-cell>
          <table:table-cell table:style-name="ce5" office:value-type="float" office:value="2398.108094811" calcext:value-type="float">
            <text:p>2398.108094811</text:p>
          </table:table-cell>
          <table:table-cell table:style-name="ce5" office:value-type="float" office:value="1091" calcext:value-type="float">
            <text:p>1091</text:p>
          </table:table-cell>
          <table:table-cell/>
          <table:table-cell table:style-name="ce9" table:formula="of:=100*([.C37]-[.G37])/[.G37]" office:value-type="float" office:value="261.939042958875" calcext:value-type="float">
            <text:p/>
          </table:table-cell>
          <table:table-cell table:style-name="ce9" table:formula="of:=[.D37]" office:value-type="float" office:value="3877.202794476" calcext:value-type="float">
            <text:p/>
          </table:table-cell>
          <table:table-cell table:style-name="ce8" table:formula="of:=100*(([.E37]-[.G37])/[.G37])" office:value-type="float" office:value="249.745094447276" calcext:value-type="float">
            <text:p/>
          </table:table-cell>
          <table:table-cell table:style-name="ce9" table:formula="of:=[.F37]" office:value-type="float" office:value="2398.108094811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6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353.83892650194" calcext:value-type="float">
            <text:p>1353.83892650194</text:p>
          </table:table-cell>
          <table:table-cell table:style-name="ce5" office:value-type="float" office:value="4296.633372264" calcext:value-type="float">
            <text:p>4296.633372264</text:p>
          </table:table-cell>
          <table:table-cell table:style-name="ce5" office:value-type="float" office:value="982.230078733791" calcext:value-type="float">
            <text:p>982.230078733791</text:p>
          </table:table-cell>
          <table:table-cell table:style-name="ce5" office:value-type="float" office:value="2789.063209649" calcext:value-type="float">
            <text:p>2789.063209649</text:p>
          </table:table-cell>
          <table:table-cell table:style-name="ce5" office:value-type="float" office:value="954" calcext:value-type="float">
            <text:p>954</text:p>
          </table:table-cell>
          <table:table-cell/>
          <table:table-cell table:style-name="ce9" table:formula="of:=100*([.C38]-[.G38])/[.G38]" office:value-type="float" office:value="41.9118371595325" calcext:value-type="float">
            <text:p/>
          </table:table-cell>
          <table:table-cell table:style-name="ce9" table:formula="of:=[.D38]" office:value-type="float" office:value="4296.633372264" calcext:value-type="float">
            <text:p/>
          </table:table-cell>
          <table:table-cell table:style-name="ce8" table:formula="of:=100*(([.E38]-[.G38])/[.G38])" office:value-type="float" office:value="2.95912774987326" calcext:value-type="float">
            <text:p/>
          </table:table-cell>
          <table:table-cell table:style-name="ce9" table:formula="of:=[.F38]" office:value-type="float" office:value="2789.06320964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7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510.56190392212" calcext:value-type="float">
            <text:p>1510.56190392212</text:p>
          </table:table-cell>
          <table:table-cell table:style-name="ce5" office:value-type="float" office:value="3768.457987743" calcext:value-type="float">
            <text:p>3768.457987743</text:p>
          </table:table-cell>
          <table:table-cell table:style-name="ce5" office:value-type="float" office:value="1165.14195449513" calcext:value-type="float">
            <text:p>1165.14195449513</text:p>
          </table:table-cell>
          <table:table-cell table:style-name="ce5" office:value-type="float" office:value="2187.438631972" calcext:value-type="float">
            <text:p>2187.438631972</text:p>
          </table:table-cell>
          <table:table-cell table:style-name="ce5" office:value-type="float" office:value="1034" calcext:value-type="float">
            <text:p>1034</text:p>
          </table:table-cell>
          <table:table-cell/>
          <table:table-cell table:style-name="ce9" table:formula="of:=100*([.C39]-[.G39])/[.G39]" office:value-type="float" office:value="46.0891589866654" calcext:value-type="float">
            <text:p/>
          </table:table-cell>
          <table:table-cell table:style-name="ce9" table:formula="of:=[.D39]" office:value-type="float" office:value="3768.457987743" calcext:value-type="float">
            <text:p/>
          </table:table-cell>
          <table:table-cell table:style-name="ce8" table:formula="of:=100*(([.E39]-[.G39])/[.G39])" office:value-type="float" office:value="12.6829743225464" calcext:value-type="float">
            <text:p/>
          </table:table-cell>
          <table:table-cell table:style-name="ce9" table:formula="of:=[.F39]" office:value-type="float" office:value="2187.438631972" calcext:value-type="float">
            <text:p/>
          </table:table-cell>
          <table:table-cell/>
          <table:table-cell table:style-name="ce12" table:formula="of:=[.A39]" office:value-type="string" office:string-value="phub_100_10_7,txt" calcext:value-type="string">
            <text:p>phub_100_10_7,txt</text:p>
          </table:table-cell>
          <table:table-cell table:style-name="ce15" table:formula="of:=AVERAGE([.I39:.I41])" office:value-type="float" office:value="44.804631611227" calcext:value-type="float">
            <text:p/>
          </table:table-cell>
          <table:table-cell table:style-name="ce16" table:formula="of:=AVERAGE([.J39:.J41])" office:value-type="float" office:value="3783.728777729" calcext:value-type="float">
            <text:p/>
          </table:table-cell>
          <table:table-cell table:style-name="ce15" table:formula="of:=AVERAGE([.K39:.K41])" office:value-type="float" office:value="4.13764416577327" calcext:value-type="float">
            <text:p/>
          </table:table-cell>
          <table:table-cell table:style-name="ce16" table:formula="of:=AVERAGE([.L39:.L41])" office:value-type="float" office:value="2188.06253621767" calcext:value-type="float">
            <text:p/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9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374.79396308652" calcext:value-type="float">
            <text:p>1374.79396308652</text:p>
          </table:table-cell>
          <table:table-cell table:style-name="ce5" office:value-type="float" office:value="3843.866027426" calcext:value-type="float">
            <text:p>3843.866027426</text:p>
          </table:table-cell>
          <table:table-cell table:style-name="ce5" office:value-type="float" office:value="913.673814548717" calcext:value-type="float">
            <text:p>913.673814548717</text:p>
          </table:table-cell>
          <table:table-cell table:style-name="ce5" office:value-type="float" office:value="2194.995612792" calcext:value-type="float">
            <text:p>2194.995612792</text:p>
          </table:table-cell>
          <table:table-cell table:style-name="ce5" office:value-type="float" office:value="1031" calcext:value-type="float">
            <text:p>1031</text:p>
          </table:table-cell>
          <table:table-cell/>
          <table:table-cell table:style-name="ce9" table:formula="of:=100*([.C40]-[.G40])/[.G40]" office:value-type="float" office:value="33.3456802217769" calcext:value-type="float">
            <text:p/>
          </table:table-cell>
          <table:table-cell table:style-name="ce9" table:formula="of:=[.D40]" office:value-type="float" office:value="3843.866027426" calcext:value-type="float">
            <text:p/>
          </table:table-cell>
          <table:table-cell table:style-name="ce8" table:formula="of:=100*(([.E40]-[.G40])/[.G40])" office:value-type="float" office:value="-11.3798433997365" calcext:value-type="float">
            <text:p/>
          </table:table-cell>
          <table:table-cell table:style-name="ce9" table:formula="of:=[.F40]" office:value-type="float" office:value="2194.995612792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8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616.43155017124" calcext:value-type="float">
            <text:p>1616.43155017124</text:p>
          </table:table-cell>
          <table:table-cell table:style-name="ce5" office:value-type="float" office:value="3738.862318018" calcext:value-type="float">
            <text:p>3738.862318018</text:p>
          </table:table-cell>
          <table:table-cell table:style-name="ce5" office:value-type="float" office:value="1158.87523042213" calcext:value-type="float">
            <text:p>1158.87523042213</text:p>
          </table:table-cell>
          <table:table-cell table:style-name="ce5" office:value-type="float" office:value="2181.753363889" calcext:value-type="float">
            <text:p>2181.753363889</text:p>
          </table:table-cell>
          <table:table-cell table:style-name="ce5" office:value-type="float" office:value="1043" calcext:value-type="float">
            <text:p>1043</text:p>
          </table:table-cell>
          <table:table-cell/>
          <table:table-cell table:style-name="ce9" table:formula="of:=100*([.C41]-[.G41])/[.G41]" office:value-type="float" office:value="54.9790556252387" calcext:value-type="float">
            <text:p/>
          </table:table-cell>
          <table:table-cell table:style-name="ce9" table:formula="of:=[.D41]" office:value-type="float" office:value="3738.862318018" calcext:value-type="float">
            <text:p/>
          </table:table-cell>
          <table:table-cell table:style-name="ce8" table:formula="of:=100*(([.E41]-[.G41])/[.G41])" office:value-type="float" office:value="11.1098015745091" calcext:value-type="float">
            <text:p/>
          </table:table-cell>
          <table:table-cell table:style-name="ce9" table:formula="of:=[.F41]" office:value-type="float" office:value="2181.753363889" calcext:value-type="float">
            <text:p/>
          </table:table-cell>
          <table:table-cell/>
          <table:table-cell table:style-name="ce12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phub_100_10_10,txt</text:p>
          </table:table-cell>
          <table:table-cell table:style-name="ce3" office:value-type="string" calcext:value-type="string">
            <text:p>CPH</text:p>
          </table:table-cell>
          <table:table-cell table:style-name="ce5" office:value-type="float" office:value="1239.23599239787" calcext:value-type="float">
            <text:p>1239.23599239787</text:p>
          </table:table-cell>
          <table:table-cell table:style-name="ce5" office:value-type="float" office:value="3881.448800984" calcext:value-type="float">
            <text:p>3881.448800984</text:p>
          </table:table-cell>
          <table:table-cell table:style-name="ce5" office:value-type="float" office:value="902.365502893056" calcext:value-type="float">
            <text:p>902.365502893056</text:p>
          </table:table-cell>
          <table:table-cell table:style-name="ce5" office:value-type="float" office:value="2194.468800345" calcext:value-type="float">
            <text:p>2194.468800345</text:p>
          </table:table-cell>
          <table:table-cell table:style-name="ce5" office:value-type="float" office:value="1005" calcext:value-type="float">
            <text:p>1005</text:p>
          </table:table-cell>
          <table:table-cell/>
          <table:table-cell table:style-name="ce9" table:formula="of:=100*([.C42]-[.G42])/[.G42]" office:value-type="float" office:value="23.3070639201861" calcext:value-type="float">
            <text:p/>
          </table:table-cell>
          <table:table-cell table:style-name="ce9" table:formula="of:=[.D42]" office:value-type="float" office:value="3881.448800984" calcext:value-type="float">
            <text:p/>
          </table:table-cell>
          <table:table-cell table:style-name="ce8" table:formula="of:=100*(([.E42]-[.G42])/[.G42])" office:value-type="float" office:value="-10.2123877718352" calcext:value-type="float">
            <text:p/>
          </table:table-cell>
          <table:table-cell table:style-name="ce9" table:formula="of:=[.F42]" office:value-type="float" office:value="2194.468800345" calcext:value-type="float">
            <text:p/>
          </table:table-cell>
          <table:table-cell/>
          <table:table-cell table:style-name="ce12" table:formula="of:=[.A42]" office:value-type="string" office:string-value="phub_100_10_10,txt" calcext:value-type="string">
            <text:p>phub_100_10_10,txt</text:p>
          </table:table-cell>
          <table:table-cell table:style-name="ce15" table:formula="of:=AVERAGE([.I42:.I44])" office:value-type="float" office:value="23.3070639201856" calcext:value-type="float">
            <text:p/>
          </table:table-cell>
          <table:table-cell table:style-name="ce16" table:formula="of:=AVERAGE([.J42:.J44])" office:value-type="float" office:value="3881.448800984" calcext:value-type="float">
            <text:p/>
          </table:table-cell>
          <table:table-cell table:style-name="ce15" table:formula="of:=AVERAGE([.K42:.K44])" office:value-type="float" office:value="-10.2123877718352" calcext:value-type="float">
            <text:p/>
          </table:table-cell>
          <table:table-cell table:style-name="ce16" table:formula="of:=AVERAGE([.L42:.L44])" office:value-type="float" office:value="2194.468800345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2" office:value-type="string" calcext:value-type="string">
            <text:p>Media</text:p>
          </table:table-cell>
          <table:table-cell table:style-name="ce15" table:formula="of:=AVERAGE([.O3:.O42])" office:value-type="float" office:value="23.3931063416329" calcext:value-type="float">
            <text:p/>
          </table:table-cell>
          <table:table-cell table:style-name="ce15" table:formula="of:=AVERAGE([.P3:.P42])" office:value-type="float" office:value="2362.10920635562" calcext:value-type="float">
            <text:p/>
          </table:table-cell>
          <table:table-cell table:style-name="ce15" table:formula="of:=AVERAGE([.Q3:.Q42])" office:value-type="float" office:value="-4.07225866518602" calcext:value-type="float">
            <text:p/>
          </table:table-cell>
          <table:table-cell table:style-name="ce15" table:formula="of:=AVERAGE([.R3:.R42])" office:value-type="float" office:value="1449.69618738288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2" office:value-type="string" calcext:value-type="string">
            <text:p>Desviación Típica</text:p>
          </table:table-cell>
          <table:table-cell table:style-name="ce15" table:formula="of:=STDEV([.O3:.O62])" office:value-type="float" office:value="34.1049164595495" calcext:value-type="float">
            <text:p/>
          </table:table-cell>
          <table:table-cell table:style-name="ce15" table:formula="of:=STDEV([.P3:.P62])" office:value-type="float" office:value="1276.16993548259" calcext:value-type="float">
            <text:p/>
          </table:table-cell>
          <table:table-cell table:style-name="ce15" table:formula="of:=STDEV([.Q3:.Q62])" office:value-type="float" office:value="29.8484299011371" calcext:value-type="float">
            <text:p/>
          </table:table-cell>
          <table:table-cell table:style-name="ce15" table:formula="of:=STDEV([.R3:.R62])" office:value-type="float" office:value="703.502221154286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2" office:value-type="string" calcext:value-type="string">
            <text:p>Máximo</text:p>
          </table:table-cell>
          <table:table-cell table:style-name="ce15" table:formula="of:=MAX([.O3:.O42])" office:value-type="float" office:value="118.542185699518" calcext:value-type="float">
            <text:p/>
          </table:table-cell>
          <table:table-cell table:style-name="ce15" table:formula="of:=MAX([.P3:.P42])" office:value-type="float" office:value="4010.81305776233" calcext:value-type="float">
            <text:p/>
          </table:table-cell>
          <table:table-cell table:style-name="ce15" table:formula="of:=MAX([.Q3:.Q42])" office:value-type="float" office:value="85.9916090814497" calcext:value-type="float">
            <text:p/>
          </table:table-cell>
          <table:table-cell table:style-name="ce15" table:formula="of:=MAX([.R3:.R42])" office:value-type="float" office:value="2456.13469952933" calcext:value-type="float">
            <text:p/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ce12" office:value-type="string" calcext:value-type="string">
            <text:p>Mínimo</text:p>
          </table:table-cell>
          <table:table-cell table:style-name="ce15" table:formula="of:=MIN([.O3:.O42])" office:value-type="float" office:value="-23.6748272670226" calcext:value-type="float">
            <text:p/>
          </table:table-cell>
          <table:table-cell table:style-name="ce15" table:formula="of:=MIN([.P3:.P42])" office:value-type="float" office:value="738.167347478" calcext:value-type="float">
            <text:p/>
          </table:table-cell>
          <table:table-cell table:style-name="ce15" table:formula="of:=MIN([.Q3:.Q42])" office:value-type="float" office:value="-48.8892645985659" calcext:value-type="float">
            <text:p/>
          </table:table-cell>
          <table:table-cell table:style-name="ce15" table:formula="of:=MIN([.R3:.R42])" office:value-type="float" office:value="528.177106872" calcext:value-type="float">
            <text:p/>
          </table:table-cell>
          <table:table-cell table:number-columns-repeated="1006"/>
        </table:table-row>
        <table:table-row table:style-name="ro1" table:number-rows-repeated="16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006"/>
        </table:table-row>
        <table:table-row table:style-name="ro2" table:number-rows-repeated="2">
          <table:table-cell table:number-columns-repeated="8"/>
          <table:table-cell table:style-name="ce10" table:number-columns-repeated="2"/>
          <table:table-cell table:style-name="ce11"/>
          <table:table-cell table:style-name="ce10"/>
          <table:table-cell/>
          <table:table-cell table:style-name="Default" table:number-columns-repeated="5"/>
          <table:table-cell table:number-columns-repeated="1006"/>
        </table:table-row>
        <table:table-row table:style-name="ro1" table:number-rows-repeated="3">
          <table:table-cell table:number-columns-repeated="8"/>
          <table:table-cell table:style-name="ce10" table:number-columns-repeated="2"/>
          <table:table-cell table:style-name="ce11"/>
          <table:table-cell table:style-name="ce10"/>
          <table:table-cell/>
          <table:table-cell table:style-name="Default" table:number-columns-repeated="5"/>
          <table:table-cell table:number-columns-repeated="1006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N$2:.$N$67"/>
        </table:named-expressions>
      </table:table>
      <table:named-expressions>
        <table:named-range table:name="Excel_BuiltIn__FilterDatabase_1_1" table:base-cell-address="$Hoja1.$A$1" table:cell-range-address="$Hoja1.$N$2:.$N$62"/>
      </table:named-expressions>
      <table:database-ranges>
        <table:database-range table:name="__Anonymous_Sheet_DB__0" table:target-range-address="Hoja1.N2:Hoja1.N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18:40:29.1272366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José Piquero Plaza</dc:creator>
    <dc:date>2014-05-06T18:41:15.149025611</dc:date>
    <meta:editing-cycles>16</meta:editing-cycles>
    <meta:editing-duration>PT2H27M59S</meta:editing-duration>
    <meta:generator>LibreOffice/4.2.3.3$Linux_X86_64 LibreOffice_project/420m0$Build-3</meta:generator>
    <meta:document-statistic meta:table-count="1" meta:cell-count="551" meta:object-count="0"/>
  </office:meta>
</office:document-meta>
</file>